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Lista zakupów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l.p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 jednostkowa</text:p>
          </table:table-cell>
          <table:table-cell table:style-name="ce2" office:value-type="string" calcext:value-type="string">
            <text:p>liczba</text:p>
          </table:table-cell>
          <table:table-cell table:style-name="ce2" office:value-type="string" calcext:value-type="string">
            <text:p>koszt całkowity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eski pokładu – 3mm</text:p>
          </table:table-cell>
          <table:table-cell table:style-name="ce5" office:value-type="float" office:value="6.83" calcext:value-type="float">
            <text:p>6,8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6]*[.C6]" office:value-type="float" office:value="20.49" calcext:value-type="float">
            <text:p>20,4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tulejki dystansowe</text:p>
          </table:table-cell>
          <table:table-cell table:style-name="ce5" office:value-type="float" office:value="16.73" calcext:value-type="float">
            <text:p>1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odkładka M3/7mm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ilnik ABC-Power A2212 1400KV 2-3S - 180W - ciąg 830g</text:p>
          </table:table-cell>
          <table:table-cell table:style-name="ce5" office:value-type="float" office:value="26.8" calcext:value-type="float">
            <text:p>26,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9]*[.C9]" office:value-type="float" office:value="53.6" calcext:value-type="float">
            <text:p>53,6</text:p>
          </table:table-cell>
          <table:table-cell table:number-columns-repeated="101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ESC ABC-Power Air 30A 2-3S - BEC 1A - Prosty regulator silników</text:p>
          </table:table-cell>
          <table:table-cell table:style-name="ce5" office:value-type="float" office:value="21.9" calcext:value-type="float">
            <text:p>21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0]*[.C10]" office:value-type="float" office:value="43.8" calcext:value-type="float">
            <text:p>43,8</text:p>
          </table:table-cell>
          <table:table-cell/>
          <table:table-cell office:value-type="string" calcext:value-type="string">
            <text:p>śmigło kierunkow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table:number-columns-repeated="3"/>
          <table:table-cell table:style-name="ce5" table:formula="of:=[.D11]*[.C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table:number-columns-repeated="3"/>
          <table:table-cell table:style-name="ce5" table:formula="of:=[.D12]*[.C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iasta śmigła</text:p>
          </table:table-cell>
          <table:table-cell table:style-name="ce5" office:value-type="float" office:value="3.37" calcext:value-type="float">
            <text:p>3,3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3]*[.C13]" office:value-type="float" office:value="6.74" calcext:value-type="float">
            <text:p>6,74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śmigło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14]*[.C14]" office:value-type="float" office:value="5.64" calcext:value-type="float">
            <text:p>5,6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imbal silnika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5]*[.C15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table:number-columns-repeated="3"/>
          <table:table-cell table:style-name="ce5" table:formula="of:=[.D16]*[.C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oduł Bluetooth</text:p>
          </table:table-cell>
          <table:table-cell table:style-name="ce5" office:value-type="float" office:value="24.26" calcext:value-type="float">
            <text:p>24,2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7]*[.C17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Konwerter poziomów 3,3/5V</text:p>
          </table:table-cell>
          <table:table-cell table:style-name="ce5" office:value-type="float" office:value="2.38" calcext:value-type="float">
            <text:p>2,3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8]*[.C18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Pakiet Li-Pol Redox 1800mAh 30C 3S 11,1V</text:p>
          </table:table-cell>
          <table:table-cell table:style-name="ce5" office:value-type="float" office:value="59.9" calcext:value-type="float">
            <text:p>59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9]*[.C19]" office:value-type="float" office:value="59.9" calcext:value-type="float">
            <text:p>59,9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Wtyki T-Dean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0]*[.C20]" office:value-type="float" office:value="3.8" calcext:value-type="float">
            <text:p>3,8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Ładowarka 2S/3S li-pol 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1]*[.C21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5" office:value-type="string" calcext:value-type="string">
            <text:p>Rzep z klamrą do akumulatorów GPX 350mm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2]*[.C22]" office:value-type="float" office:value="9.4" calcext:value-type="float">
            <text:p>9,4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zełącznik kołyskowy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3]*[.C23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Stabilizator 9V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4]*[.C24]" office:value-type="float" office:value="1.8" calcext:value-type="float">
            <text:p>1,8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Stabilizator 5V</text:p>
          </table:table-cell>
          <table:table-cell table:style-name="ce5" office:value-type="float" office:value="0.81" calcext:value-type="float">
            <text:p>0,8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5]*[.C25]" office:value-type="float" office:value="1.62" calcext:value-type="float">
            <text:p>1,62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Stabilizator 3.3V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6]*[.C26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Radiator RAD04 9x9x5﻿﻿mm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27]*[.C27]" office:value-type="float" office:value="3.6" calcext:value-type="float">
            <text:p>3,6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Taśma termoprzewodząca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8]*[.C28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Przewód czerwo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9]*[.C29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Przewód czar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30]*[.C30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Lampa LED 12V 1,5W</text:p>
          </table:table-cell>
          <table:table-cell table:style-name="ce5" office:value-type="float" office:value="6.44" calcext:value-type="float">
            <text:p>6,4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1]*[.C31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Moduł przekaźnik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2]*[.C32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Uchwyt czujnika HC-SR04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3]*[.C33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Woltomierz</text:p>
          </table:table-cell>
          <table:table-cell table:style-name="ce5" office:value-type="float" office:value="5.15" calcext:value-type="float">
            <text:p>5,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4]*[.C34]" office:value-type="float" office:value="5.15" calcext:value-type="float">
            <text:p>5,15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Wyłącznik krańcowy</text:p>
          </table:table-cell>
          <table:table-cell table:style-name="ce5" office:value-type="float" office:value="1.68" calcext:value-type="float">
            <text:p>1,6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5]*[.C35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Mocowanie serwa</text:p>
          </table:table-cell>
          <table:table-cell table:style-name="ce5" office:value-type="float" office:value="2.18" calcext:value-type="float">
            <text:p>2,1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6]*[.C36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Płytka stykowa 83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7]*[.C37]" office:value-type="float" office:value="4.9" calcext:value-type="float">
            <text:p>4,9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łytka stykowa 170</text:p>
          </table:table-cell>
          <table:table-cell table:style-name="ce5" office:value-type="float" office:value="1.49" calcext:value-type="float">
            <text:p>1,4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8]*[.C38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Płytka stykowa 400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9]*[.C39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Podstawka plexi pod Arduino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0]*[.C40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rzewody żeń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1]*[.C41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Przewody mę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2]*[.C42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Podstawka do wyświetlacza LCD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3]*[.C43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SURVIVAL CARD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4]*[.C44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Gąbka czyścik grotu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5]*[.C45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LED 4 cyfry + sterownik TM1637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6]*[.C46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Listwa goldpin prosta</text:p>
          </table:table-cell>
          <table:table-cell table:style-name="ce5" office:value-type="float" office:value="2.97" calcext:value-type="float">
            <text:p>2,9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7]*[.C47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Listwa goldpin kątow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8]*[.C48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Zestaw laminatów</text:p>
          </table:table-cell>
          <table:table-cell table:style-name="ce7" office:value-type="float" office:value="6.73" calcext:value-type="float">
            <text:p>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9]*[.C49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Nadsiarczan sodowy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0]*[.C50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Marker do rysowania ścieżek</text:p>
          </table:table-cell>
          <table:table-cell table:style-name="ce5" office:value-type="float" office:value="7.23" calcext:value-type="float">
            <text:p>7,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1]*[.C51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Trzecia Ręka z Lupą</text:p>
          </table:table-cell>
          <table:table-cell table:style-name="ce5" office:value-type="float" office:value="27.52" calcext:value-type="float">
            <text:p>27,5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2]*[.C52]" office:value-type="float" office:value="27.52" calcext:value-type="float">
            <text:p>27,52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Pistolet do kleju na gorąco</text:p>
          </table:table-cell>
          <table:table-cell table:style-name="ce5" office:value-type="float" office:value="6.14" calcext:value-type="float">
            <text:p>6,1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3]*[.C53]" office:value-type="float" office:value="6.14" calcext:value-type="float">
            <text:p>6,14</text:p>
          </table:table-cell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Klej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54]*[.C54]" office:value-type="float" office:value="2.97" calcext:value-type="float">
            <text:p>2,97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Złącze ARK 2pin</text:p>
          </table:table-cell>
          <table:table-cell table:style-name="ce5" office:value-type="float" office:value="2.08" calcext:value-type="float">
            <text:p>2,0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55]*[.C55]" office:value-type="float" office:value="6.24" calcext:value-type="float">
            <text:p>6,24</text:p>
          </table:table-cell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Gniazdo kołkowe żeńskie 4 piny</text:p>
          </table:table-cell>
          <table:table-cell table:style-name="ce5" office:value-type="float" office:value="1.49" calcext:value-type="float">
            <text:p>1,4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6]*[.C56]" office:value-type="float" office:value="1.49" calcext:value-type="float">
            <text:p>1,49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Gniazdo kołkowe żeńskie 2 piny</text:p>
          </table:table-cell>
          <table:table-cell table:style-name="ce5" office:value-type="float" office:value="1.19" calcext:value-type="float">
            <text:p>1,1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7]*[.C57]" office:value-type="float" office:value="1.19" calcext:value-type="float">
            <text:p>1,1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table:number-columns-repeated="3"/>
          <table:table-cell table:style-name="ce5" table:formula="of:=[.D58]*[.C5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4" table:number-rows-spanned="1">
            <text:p>Suma:</text:p>
          </table:table-cell>
          <table:covered-table-cell table:number-columns-repeated="3" table:style-name="ce5"/>
          <table:table-cell table:style-name="ce8" table:formula="of:=SUM([.E6:.E58])" office:value-type="float" office:value="459.04" calcext:value-type="float">
            <text:p>459,04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.00.0000</text:date>, <text:time style:data-style-name="N2" text:time-value="13:37:31.63472197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1-11T20:11:44.871993730</dc:date>
    <meta:editing-duration>PT7H58M</meta:editing-duration>
    <meta:editing-cycles>69</meta:editing-cycles>
    <meta:generator>LibreOffice/5.1.6.2$Linux_X86_64 LibreOffice_project/10m0$Build-2</meta:generator>
    <meta:document-statistic meta:table-count="1" meta:cell-count="258" meta:object-count="0"/>
  </office:meta>
</office:document-meta>
</file>